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D0000000D335BAF99B3DD81A4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3.911cm" style:rel-column-width="9251*"/>
    </style:style>
    <style:style style:name="Tableau2.B" style:family="table-column">
      <style:table-column-properties style:column-width="3.533cm" style:rel-column-width="8358*"/>
    </style:style>
    <style:style style:name="Tableau2.C" style:family="table-column">
      <style:table-column-properties style:column-width="3.3cm" style:rel-column-width="7807*"/>
    </style:style>
    <style:style style:name="Tableau2.D" style:family="table-column">
      <style:table-column-properties style:column-width="4.3cm" style:rel-column-width="10174*"/>
    </style:style>
    <style:style style:name="Tableau2.E" style:family="table-column">
      <style:table-column-properties style:column-width="1.653cm" style:rel-column-width="3910*"/>
    </style:style>
    <style:style style:name="Tableau2.F" style:family="table-column">
      <style:table-column-properties style:column-width="1.946cm" style:rel-column-width="4602*"/>
    </style:style>
    <style:style style:name="Tableau2.G" style:family="table-column">
      <style:table-column-properties style:column-width="2.298cm" style:rel-column-width="5437*"/>
    </style:style>
    <style:style style:name="Tableau2.H" style:family="table-column">
      <style:table-column-properties style:column-width="2.549cm" style:rel-column-width="6030*"/>
    </style:style>
    <style:style style:name="Tableau2.I" style:family="table-column">
      <style:table-column-properties style:column-width="2.117cm" style:rel-column-width="5007*"/>
    </style:style>
    <style:style style:name="Tableau2.J" style:family="table-column">
      <style:table-column-properties style:column-width="2.096cm" style:rel-column-width="4959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I2" style:family="table-cell">
      <style:table-cell-properties fo:padding="0.097cm" fo:border-left="0.05pt solid #000000" fo:border-right="none" fo:border-top="none" fo:border-bottom="0.05pt solid #000000"/>
    </style:style>
    <style:style style:name="Tableau2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.499cm" fo:margin-bottom="0.4cm" loext:contextual-spacing="false" fo:text-align="start" style:justify-single-word="false" style:writing-mode="page">
        <style:tab-stops/>
      </style:paragraph-properties>
      <style:text-properties style:font-name="Liberation Sans1" fo:font-size="9pt" officeooo:rsid="0006cf7e" style:font-size-asian="9pt" style:font-size-complex="9pt"/>
    </style:style>
    <style:style style:name="P2" style:family="paragraph" style:parent-style-name="Title">
      <style:paragraph-properties fo:margin-top="0cm" fo:margin-bottom="0cm" loext:contextual-spacing="false" style:writing-mode="page"/>
      <style:text-properties style:font-name="Liberation Sans1" fo:font-size="20pt" style:font-size-asian="20pt" style:font-size-complex="20pt"/>
    </style:style>
    <style:style style:name="P3" style:family="paragraph" style:parent-style-name="Table_20_Contents">
      <style:paragraph-properties fo:text-align="end" style:justify-single-word="false"/>
      <style:text-properties style:font-name="Liberation Sans1" fo:font-size="10pt" officeooo:rsid="0006cf7e" officeooo:paragraph-rsid="0006cf7e" style:font-size-asian="10pt" style:font-size-complex="10pt"/>
    </style:style>
    <style:style style:name="P4" style:family="paragraph" style:parent-style-name="Table_20_Contents">
      <style:text-properties style:font-name="Liberation Sans1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1" fo:font-size="9pt" style:font-size-asian="9pt" style:font-size-complex="9pt"/>
    </style:style>
    <style:style style:name="P6" style:family="paragraph" style:parent-style-name="Table_20_Contents">
      <style:paragraph-properties fo:text-align="end" style:justify-single-word="false"/>
      <style:text-properties style:font-name="Liberation Sans1" fo:font-size="9pt" officeooo:rsid="0008651c" officeooo:paragraph-rsid="0008651c" style:font-size-asian="9pt" style:font-size-complex="9pt"/>
    </style:style>
    <style:style style:name="P7" style:family="paragraph" style:parent-style-name="Table_20_Contents">
      <style:paragraph-properties fo:text-align="end" style:justify-single-word="false"/>
      <style:text-properties style:font-name="Liberation Sans1"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Liberation Sans1" fo:font-size="9pt" fo:font-weight="bold" officeooo:rsid="0006cf7e" officeooo:paragraph-rsid="0006cf7e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Liberation Sans1" fo:font-size="9pt" fo:font-weight="bold" officeooo:rsid="0008651c" officeooo:paragraph-rsid="0008651c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Liberation Sans1" fo:font-size="9pt" fo:font-weight="bold" style:font-size-asian="9pt" style:font-weight-asian="bold" style:font-size-complex="9pt" style:font-weight-complex="bold"/>
    </style:style>
    <style:style style:name="P11" style:family="paragraph" style:parent-style-name="Header">
      <style:text-properties fo:font-size="6pt" style:font-size-asian="5.25pt" style:font-size-complex="6pt"/>
    </style:style>
    <style:style style:name="P12" style:family="paragraph" style:parent-style-name="Footer">
      <style:text-properties style:font-name="Liberation Sans1" fo:font-size="10pt" style:font-size-asian="10pt" style:font-size-complex="10pt"/>
    </style:style>
    <style:style style:name="P13" style:family="paragraph" style:parent-style-name="Standard">
      <style:text-properties officeooo:rsid="0006cf7e" officeooo:paragraph-rsid="0006cf7e"/>
    </style:style>
    <style:style style:name="P14" style:family="paragraph" style:parent-style-name="Standard" style:master-page-name="">
      <loext:graphic-properties draw:fill="none"/>
      <style:paragraph-properties fo:margin-left="14.9cm" fo:margin-right="0cm" fo:text-align="center" style:justify-single-word="false" fo:text-indent="0cm" style:auto-text-indent="false" style:page-number="auto" fo:background-color="transparent"/>
      <style:text-properties officeooo:rsid="0006cf7e" officeooo:paragraph-rsid="0006cf7e"/>
    </style:style>
    <style:style style:name="P15" style:family="paragraph" style:parent-style-name="Standard">
      <loext:graphic-properties draw:fill="none"/>
      <style:paragraph-properties fo:margin-left="14.9cm" fo:margin-right="0cm" fo:text-align="center" style:justify-single-word="false" fo:text-indent="0cm" style:auto-text-indent="false" fo:background-color="transparent"/>
      <style:text-properties officeooo:rsid="0006cf7e" officeooo:paragraph-rsid="0006cf7e"/>
    </style:style>
    <style:style style:name="P16" style:family="paragraph" style:parent-style-name="Table_20_Heading">
      <style:text-properties style:font-name="Liberation Sans1" fo:font-size="9pt" style:font-size-asian="9pt" style:font-size-complex="9pt"/>
    </style:style>
    <style:style style:name="P17" style:family="paragraph" style:parent-style-name="Table_20_Heading">
      <style:text-properties style:font-name="Liberation Sans1" fo:font-size="9pt" officeooo:rsid="0006cf7e" officeooo:paragraph-rsid="0006cf7e" style:font-size-asian="9pt" style:font-size-complex="9pt"/>
    </style:style>
    <style:style style:name="P18" style:family="paragraph" style:parent-style-name="Table_20_Heading">
      <style:paragraph-properties fo:text-align="start" style:justify-single-word="false"/>
      <style:text-properties style:font-name="Liberation Sans1" fo:font-size="9pt" style:font-size-asian="9pt" style:font-size-complex="9pt"/>
    </style:style>
    <style:style style:name="P19" style:family="paragraph" style:parent-style-name="Table_20_Heading">
      <style:paragraph-properties fo:text-align="end" style:justify-single-word="false"/>
      <style:text-properties style:font-name="Liberation Sans1" fo:font-size="9pt" officeooo:rsid="0008651c" style:font-size-asian="9pt" style:font-size-complex="9pt"/>
    </style:style>
    <style:style style:name="P20" style:family="paragraph" style:parent-style-name="Table_20_Heading">
      <style:paragraph-properties fo:text-align="end" style:justify-single-word="false"/>
      <style:text-properties style:font-name="Liberation Sans1" fo:font-size="9pt" style:font-size-asian="9pt" style:font-size-complex="9pt"/>
    </style:style>
    <style:style style:name="P21" style:family="paragraph" style:parent-style-name="Heading_20_1">
      <style:paragraph-properties fo:margin-top="0cm" fo:margin-bottom="0cm" loext:contextual-spacing="false" fo:text-align="center" style:justify-single-word="false" style:writing-mode="page"/>
      <style:text-properties style:font-name="Liberation Sans1" fo:font-size="12pt" style:font-size-asian="12pt" style:font-size-complex="12pt"/>
    </style:style>
    <style:style style:name="T1" style:family="text">
      <style:text-properties officeooo:rsid="0018997d"/>
    </style:style>
    <style:style style:name="T2" style:family="text">
      <style:text-properties officeooo:rsid="0007692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variable-decls>
        <text:variable-decl office:value-type="string" text:name="etat"/>
        <text:variable-decl office:value-type="string" text:name="periode_composante"/>
        <text:variable-decl office:value-type="string" text:name="annee"/>
        <text:variable-decl office:value-type="string" text:name="intervenant_nom"/>
        <text:variable-decl office:value-type="string" text:name="centre_cout_code"/>
        <text:variable-decl office:value-type="string" text:name="hetd"/>
        <text:variable-decl office:value-type="string" text:name="hetd_pourc"/>
        <text:variable-decl office:value-type="string" text:name="hetd_montant"/>
        <text:variable-decl office:value-type="string" text:name="rem_fc_d714"/>
        <text:variable-decl office:value-type="string" text:name="exercice_aa"/>
        <text:variable-decl office:value-type="string" text:name="exercice_ac"/>
        <text:variable-decl office:value-type="string" text:name="st_hetd"/>
        <text:variable-decl office:value-type="string" text:name="st_hetd_pourc"/>
        <text:variable-decl office:value-type="string" text:name="st_hetd_montant"/>
        <text:variable-decl office:value-type="string" text:name="st_rem_fc_d714"/>
        <text:variable-decl office:value-type="string" text:name="st_exercice_aa"/>
        <text:variable-decl office:value-type="string" text:name="st_exercice_ac"/>
        <text:variable-decl office:value-type="string" text:name="t_hetd"/>
        <text:variable-decl office:value-type="string" text:name="t_hetd_montant"/>
        <text:variable-decl office:value-type="string" text:name="t_rem_fc_d714"/>
        <text:variable-decl office:value-type="string" text:name="t_exercice_aa"/>
        <text:variable-decl office:value-type="string" text:name="t_exercice_ac"/>
        <text:variable-decl office:value-type="string" text:name="intervenants"/>
        <text:variable-decl office:value-type="string" text:name="domaine_fonctionnel_libelle"/>
        <text:variable-decl office:value-type="string" text:name="intervenant_numero_inse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column table:style-name="Tableau2.J"/>
        <table:table-header-rows>
          <table:table-row>
            <table:table-cell table:style-name="Tableau2.A1" table:number-rows-spanned="2" office:value-type="string">
              <text:p text:style-name="P17">Identité</text:p>
            </table:table-cell>
            <table:table-cell table:style-name="Tableau2.B1" table:number-rows-spanned="2" office:value-type="string">
              <text:p text:style-name="P17">N° INSÉE</text:p>
            </table:table-cell>
            <table:table-cell table:style-name="Tableau2.A1" table:number-rows-spanned="2" office:value-type="string">
              <text:p text:style-name="P17">Centre de coûts / EOTP</text:p>
            </table:table-cell>
            <table:table-cell table:style-name="Tableau2.A1" table:number-rows-spanned="2" office:value-type="string">
              <text:p text:style-name="P17">Domaine fonctionnel</text:p>
            </table:table-cell>
            <table:table-cell table:style-name="Tableau2.A1" table:number-rows-spanned="2" table:number-columns-spanned="2" office:value-type="string">
              <text:p text:style-name="P17">HETD</text:p>
            </table:table-cell>
            <table:covered-table-cell/>
            <table:table-cell table:style-name="Tableau2.A1" table:number-rows-spanned="2" office:value-type="string">
              <text:p text:style-name="P17">Montant</text:p>
            </table:table-cell>
            <table:table-cell table:style-name="Tableau2.A1" table:number-rows-spanned="2" office:value-type="string">
              <text:p text:style-name="P17">Rém. FC D714.60</text:p>
            </table:table-cell>
            <table:table-cell table:style-name="Tableau2.B1" table:number-columns-spanned="2" office:value-type="string">
              <text:p text:style-name="P17">Exercice</text:p>
            </table:table-cell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au2.I2" office:value-type="string">
              <text:p text:style-name="P16">AA</text:p>
            </table:table-cell>
            <table:table-cell table:style-name="Tableau2.J2" office:value-type="string">
              <text:p text:style-name="P16">AC</text:p>
            </table:table-cell>
          </table:table-row>
        </table:table-header-rows>
        <table:table-row>
          <table:table-cell table:style-name="Tableau2.I2" office:value-type="string">
            <text:p text:style-name="P5"><text:variable-set text:name="intervenant_nom" office:value-type="string">intervenant_nom</text:variable-set></text:p>
          </table:table-cell>
          <table:table-cell table:style-name="Tableau2.I2" office:value-type="string">
            <text:p text:style-name="P4"><text:variable-set text:name="intervenant_numero_insee" office:value-type="string">intervenant_numero_insee</text:variable-set></text:p>
          </table:table-cell>
          <table:table-cell table:style-name="Tableau2.I2" office:value-type="string">
            <text:p text:style-name="P5"><text:variable-set text:name="centre_cout_code" office:value-type="string">centre_cout_code</text:variable-set></text:p>
          </table:table-cell>
          <table:table-cell table:style-name="Tableau2.I2" office:value-type="string">
            <text:p text:style-name="P5"><text:variable-set text:name="domaine_fonctionnel_libelle" office:value-type="string">domaine_fonctionnel_libelle</text:variable-set></text:p>
          </table:table-cell>
          <table:table-cell table:style-name="Tableau2.I2" office:value-type="string">
            <text:p text:style-name="P6"><text:variable-set text:name="hetd" office:value-type="string">hetd</text:variable-set></text:p>
          </table:table-cell>
          <table:table-cell table:style-name="Tableau2.I2" office:value-type="string">
            <text:p text:style-name="P7"><text:variable-set text:name="hetd_pourc" office:value-type="string">hetd_pourc</text:variable-set></text:p>
          </table:table-cell>
          <table:table-cell table:style-name="Tableau2.I2" office:value-type="string">
            <text:p text:style-name="P7"><text:variable-set text:name="hetd_montant" office:value-type="string">hetd_montant</text:variable-set></text:p>
          </table:table-cell>
          <table:table-cell table:style-name="Tableau2.I2" office:value-type="string">
            <text:p text:style-name="P7"><text:variable-set text:name="rem_fc_d714" office:value-type="string">rem_fc_d714</text:variable-set></text:p>
          </table:table-cell>
          <table:table-cell table:style-name="Tableau2.I2" office:value-type="string">
            <text:p text:style-name="P7"><text:variable-set text:name="exercice_aa" office:value-type="string">exercice_aa</text:variable-set></text:p>
          </table:table-cell>
          <table:table-cell table:style-name="Tableau2.J2" office:value-type="string">
            <text:p text:style-name="P7"><text:variable-set text:name="exercice_ac" office:value-type="string">exercice_ac</text:variable-set></text:p>
          </table:table-cell>
        </table:table-row>
        <table:table-row>
          <table:table-cell table:style-name="Tableau2.I2" table:number-columns-spanned="4" office:value-type="string">
            <text:p text:style-name="P8">Sous-total HC</text:p>
          </table:table-cell>
          <table:covered-table-cell/>
          <table:covered-table-cell/>
          <table:covered-table-cell/>
          <table:table-cell table:style-name="Tableau2.I2" office:value-type="string">
            <text:p text:style-name="P9"><text:variable-set text:name="st_hetd" office:value-type="string">st_hetd</text:variable-set></text:p>
          </table:table-cell>
          <table:table-cell table:style-name="Tableau2.I2" office:value-type="string">
            <text:p text:style-name="P10"><text:variable-set text:name="st_hetd_pourc" office:value-type="string">st_hetd_pourc</text:variable-set></text:p>
          </table:table-cell>
          <table:table-cell table:style-name="Tableau2.I2" office:value-type="string">
            <text:p text:style-name="P10"><text:variable-set text:name="st_hetd_montant" office:value-type="string">st_hetd_montant</text:variable-set></text:p>
          </table:table-cell>
          <table:table-cell table:style-name="Tableau2.I2" office:value-type="string">
            <text:p text:style-name="P10"><text:variable-set text:name="st_rem_fc_d714" office:value-type="string">st_rem_fc_d714</text:variable-set></text:p>
          </table:table-cell>
          <table:table-cell table:style-name="Tableau2.I2" office:value-type="string">
            <text:p text:style-name="P10"><text:variable-set text:name="st_exercice_aa" office:value-type="string">st_exercice_aa</text:variable-set></text:p>
          </table:table-cell>
          <table:table-cell table:style-name="Tableau2.J2" office:value-type="string">
            <text:p text:style-name="P10"><text:variable-set text:name="st_exercice_ac" office:value-type="string">st_exercice_ac</text:variable-set></text:p>
          </table:table-cell>
        </table:table-row>
        <table:table-row>
          <table:table-cell table:style-name="Tableau2.I2" table:number-columns-spanned="4" office:value-type="string">
            <text:p text:style-name="P18"><text:variable-set text:name="intervenants" office:value-type="string">intervenants</text:variable-set> intervenant(s)</text:p>
          </table:table-cell>
          <table:covered-table-cell/>
          <table:covered-table-cell/>
          <table:covered-table-cell/>
          <table:table-cell table:style-name="Tableau2.I2" office:value-type="string">
            <text:p text:style-name="P19"><text:variable-set text:name="t_hetd" office:value-type="string">t_hetd</text:variable-set></text:p>
          </table:table-cell>
          <table:table-cell table:style-name="Tableau2.I2" office:value-type="string">
            <text:p text:style-name="P20"/>
          </table:table-cell>
          <table:table-cell table:style-name="Tableau2.I2" office:value-type="string">
            <text:p text:style-name="P20"><text:variable-set text:name="t_hetd_montant" office:value-type="string">t_hetd_montant</text:variable-set></text:p>
          </table:table-cell>
          <table:table-cell table:style-name="Tableau2.I2" office:value-type="string">
            <text:p text:style-name="P20"><text:variable-set text:name="t_rem_fc_d714" office:value-type="string">t_rem_fc_d714</text:variable-set></text:p>
          </table:table-cell>
          <table:table-cell table:style-name="Tableau2.I2" office:value-type="string">
            <text:p text:style-name="P20"><text:variable-set text:name="t_exercice_aa" office:value-type="string">t_exercice_aa</text:variable-set></text:p>
          </table:table-cell>
          <table:table-cell table:style-name="Tableau2.J2" office:value-type="string">
            <text:p text:style-name="P20"><text:variable-set text:name="t_exercice_ac" office:value-type="string">t_exercice_ac</text:variable-set></text:p>
          </table:table-cell>
        </table:table-row>
      </table:table>
      <text:p text:style-name="P13"/>
      <text:p text:style-name="P13">La rémunération versée sous forme de forfait au titre d’une opération de formation continue identifiée (article D714-60 du code de l’éducation) est exclusive de la rémunération des heures complémentaires réalisées dans le cadre de cette même opération.</text:p>
      <text:p text:style-name="P13"/>
      <text:p text:style-name="P14">Pour le président et par délégation</text:p>
      <text:p text:style-name="P15">Le Directeur des ressources humai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officeooo:rsid="0006cf7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3.096cm" style:rel-column-width="7323*"/>
    </style:style>
    <style:style style:name="Tableau1.B" style:family="table-column">
      <style:table-column-properties style:column-width="6.297cm" style:rel-column-width="14898*"/>
    </style:style>
    <style:style style:name="Tableau1.C" style:family="table-column">
      <style:table-column-properties style:column-width="12.831cm" style:rel-column-width="30355*"/>
    </style:style>
    <style:style style:name="Tableau1.D" style:family="table-column">
      <style:table-column-properties style:column-width="5.477cm" style:rel-column-width="12959*"/>
    </style:style>
    <style:style style:name="Tableau1.A1" style:family="table-cell">
      <style:table-cell-properties style:vertical-align="middle" fo:padding-left="0cm" fo:padding-right="0cm" fo:padding-top="0cm" fo:padding-bottom="0.101cm" fo:border-left="none" fo:border-right="none" fo:border-top="none" fo:border-bottom="0.05pt solid #000000"/>
    </style:style>
    <style:style style:name="Tableau1.B1" style:family="table-cell">
      <style:table-cell-properties style:vertical-align="" fo:padding-left="0.097cm" fo:padding-right="0.097cm" fo:padding-top="0.097cm" fo:padding-bottom="0.101cm" fo:border-left="none" fo:border-right="none" fo:border-top="none" fo:border-bottom="0.05pt solid #000000"/>
    </style:style>
    <style:style style:name="Tableau1.C1" style:family="table-cell">
      <style:table-cell-properties fo:padding-left="0cm" fo:padding-right="0cm" fo:padding-top="0cm" fo:padding-bottom="0.101cm" fo:border-left="none" fo:border-right="none" fo:border-top="none" fo:border-bottom="0.05pt solid #000000"/>
    </style:style>
    <style:style style:name="Tableau1.D1" style:family="table-cell">
      <style:table-cell-properties style:vertical-align="bottom" fo:padding-left="0cm" fo:padding-right="0cm" fo:padding-top="0cm" fo:padding-bottom="0.101cm" fo:border-left="none" fo:border-right="none" fo:border-top="none" fo:border-bottom="0.05pt solid #000000"/>
    </style:style>
    <style:style style:name="MP1" style:family="paragraph" style:parent-style-name="Table_20_Contents">
      <style:paragraph-properties fo:margin-top="0.499cm" fo:margin-bottom="0.4cm" loext:contextual-spacing="false" fo:text-align="start" style:justify-single-word="false" style:writing-mode="page">
        <style:tab-stops/>
      </style:paragraph-properties>
      <style:text-properties style:font-name="Liberation Sans1" fo:font-size="9pt" officeooo:rsid="0006cf7e" style:font-size-asian="9pt" style:font-size-complex="9pt"/>
    </style:style>
    <style:style style:name="MP2" style:family="paragraph" style:parent-style-name="Title">
      <style:paragraph-properties fo:margin-top="0cm" fo:margin-bottom="0cm" loext:contextual-spacing="false" style:writing-mode="page"/>
      <style:text-properties style:font-name="Liberation Sans1" fo:font-size="20pt" style:font-size-asian="20pt" style:font-size-complex="20pt"/>
    </style:style>
    <style:style style:name="MP3" style:family="paragraph" style:parent-style-name="Heading_20_1">
      <style:paragraph-properties fo:margin-top="0cm" fo:margin-bottom="0cm" loext:contextual-spacing="false" fo:text-align="center" style:justify-single-word="false" style:writing-mode="page"/>
      <style:text-properties style:font-name="Liberation Sans1" fo:font-size="12pt" style:font-size-asian="12pt" style:font-size-complex="12pt"/>
    </style:style>
    <style:style style:name="MP4" style:family="paragraph" style:parent-style-name="Table_20_Contents">
      <style:paragraph-properties fo:text-align="end" style:justify-single-word="false"/>
      <style:text-properties style:font-name="Liberation Sans1" fo:font-size="10pt" officeooo:rsid="0006cf7e" officeooo:paragraph-rsid="0006cf7e" style:font-size-asian="10pt" style:font-size-complex="10pt"/>
    </style:style>
    <style:style style:name="MP5" style:family="paragraph" style:parent-style-name="Header">
      <style:text-properties fo:font-size="6pt" style:font-size-asian="5.25pt" style:font-size-complex="6pt"/>
    </style:style>
    <style:style style:name="MP6" style:family="paragraph" style:parent-style-name="Footer">
      <style:text-properties style:font-name="Liberation Sans1" fo:font-size="10pt" style:font-size-asian="10pt" style:font-size-complex="10pt"/>
    </style:style>
    <style:style style:name="MT1" style:family="text">
      <style:text-properties officeooo:rsid="0007692e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6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>
            <table:table-cell table:style-name="Tableau1.A1" office:value-type="string">
              <text:p text:style-name="Table_20_Contents"><draw:frame draw:style-name="Mfr1" draw:name="Image1" text:anchor-type="paragraph" svg:width="3.094cm" svg:height="1.406cm" draw:z-index="0"><draw:image xlink:href="Pictures/10000000000001D0000000D335BAF99B3DD81A45.png" xlink:type="simple" xlink:show="embed" xlink:actuate="onLoad"/></draw:frame></text:p>
            </table:table-cell>
            <table:table-cell table:style-name="Tableau1.B1" office:value-type="string">
              <text:p text:style-name="MP1"><text:s/>Université</text:p>
            </table:table-cell>
            <table:table-cell table:style-name="Tableau1.C1" office:value-type="string">
              <text:p text:style-name="MP2"><text:variable-set text:name="etat" office:value-type="string">etat</text:variable-set></text:p>
              <text:h text:style-name="MP3" text:outline-level="1"><text:variable-set text:name="periode_composante" office:value-type="string">periode_composante</text:variable-set></text:h>
            </table:table-cell>
            <table:table-cell table:style-name="Tableau1.D1" office:value-type="string">
              <text:p text:style-name="MP4">Année</text:p>
              <text:p text:style-name="MP4">universitaire</text:p>
              <text:p text:style-name="MP4"><text:variable-set text:name="annee" office:value-type="string">annee</text:variable-set></text:p>
            </table:table-cell>
          </table:table-row>
        </table:table>
        <text:p text:style-name="MP5"/>
      </style:header>
      <style:footer>
        <text:p text:style-name="MP6"><text:date style:data-style-name="N36" text:date-value="2019-01-23T10:06:48.423755108" text:fixed="true">23/01/2019</text:date> <text:span text:style-name="MT1">- </text:span><text:span text:style-name="MT1"><text:time style:data-style-name="N41" text:time-value="2019-01-23T10:07:08.607419016" text:fixed="true">10:07:09</text:time></text:span><text:span text:style-name="MT1"><text:tab/><text:tab/>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09:56:37.154283981</meta:creation-date>
    <dc:date>2019-02-06T14:30:39.811570700</dc:date>
    <meta:editing-duration>P1DT7H56M37S</meta:editing-duration>
    <meta:editing-cycles>23</meta:editing-cycles>
    <meta:generator>LibreOffice/5.2.7.2$Linux_X86_64 LibreOffice_project/20m0$Build-2</meta:generator>
    <meta:document-statistic meta:table-count="2" meta:image-count="1" meta:object-count="0" meta:page-count="1" meta:paragraph-count="43" meta:word-count="101" meta:character-count="817" meta:non-whitespace-character-count="757"/>
  </office:meta>
</office:document-meta>
</file>